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4abb" officeooo:paragraph-rsid="001f4ab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4abb" officeooo:paragraph-rsid="001f4abb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4abb" officeooo:paragraph-rsid="001f4abb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2pt" officeooo:rsid="001f4abb" officeooo:paragraph-rsid="001f4ab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piele des 04.06.2018</text:p>
      <text:p text:style-name="P1"/>
      <text:p text:style-name="P2">Neue Erkenntnisse:</text:p>
      <text:p text:style-name="P2"/>
      <text:p text:style-name="P3">- „Neue Schlagmethode“: guarding (schützen des schlagenden Steines durch einen zweiten, Schlag erfolgt durch wegziehen)</text:p>
      <text:p text:style-name="P3">- Bewährte Eröffnungen zeichnen sich ab (90 vs 9), Defensiv/Offensivtaktik mit 7</text:p>
      <text:p text:style-name="P3">- WICHTIG: man muss:</text:p>
      <text:p text:style-name="P3">1. stets konzentriert sein, ein einziger Fehler kann den gesamten Spielverlauf verändern</text:p>
      <text:p text:style-name="P3">2. Immer die Endlösung im Blick haben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5:13:42.762000000</meta:creation-date>
    <dc:date>2018-06-04T15:19:04.288000000</dc:date>
    <meta:editing-duration>PT5M22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7" meta:word-count="55" meta:character-count="387" meta:non-whitespace-character-count="339"/>
  </office:meta>
</office:document-meta>
</file>